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/>
          <table:table-cell table:style-name="ce176" table:number-columns-repeated="7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/>
          <table:table-cell table:style-name="ce176" table:number-columns-repeated="7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1.00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1.00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37" table:default-cell-style-name="ce178"/>
        <table:table-column table:style-name="co8" table:default-cell-style-name="ce178"/>
        <table:table-row table:style-name="ro15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/>
          <table:table-cell table:style-name="ce176" table:number-columns-repeated="7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 table:number-columns-repeated="1013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50" table:default-cell-style-name="Default"/>
        <table:table-column table:style-name="co8" table:number-columns-repeated="76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 table:number-rows-repeated="2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 table:number-rows-repeated="65521">
          <table:table-cell table:style-name="ce119" table:number-columns-repeated="250"/>
          <table:table-cell table:number-columns-repeated="773"/>
        </table:table-row>
        <table:table-row table:style-name="ro1" table:number-rows-repeated="9830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5/30/2012</text:date>, <text:time>14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5-30T14:17:26</dc:date>
    <meta:print-date>2008-06-17T00:45:47</meta:print-date>
    <dc:language>en-US</dc:language>
    <meta:editing-cycles>901</meta:editing-cycles>
    <meta:editing-duration>PT357H38M33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